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12.398cm"/>
    </style:style>
    <style:style style:name="co3" style:family="table-column">
      <style:table-column-properties fo:break-before="auto" style:column-width="7.90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ómina de Empleados, CNCCDL, 2019 -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Tipo_Nómina</text:p>
          </table:table-cell>
          <table:table-cell office:value-type="string" calcext:value-type="string">
            <text:p>Sueldo_Brut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athalie Magdalena Gómez Tavera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I</text:p>
          </table:table-cell>
          <table:table-cell office:value-type="string" calcext:value-type="string">
            <text:p>Personal Fijo</text:p>
          </table:table-cell>
          <table:table-cell office:value-type="float" office:value="13333.33" calcext:value-type="float">
            <text:p>13333.33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isbeth Anabel Arias Ravelo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Dirección Administrativa y Financiera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eury José Saldiña Álvar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ttala Virginia de la Mota Izquiel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eury José Saldiña Alvar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á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lagros Josefina Minervino Maldonado</text:p>
          </table:table-cell>
          <table:table-cell office:value-type="string" calcext:value-type="string">
            <text:p>Gestor de Redes Soci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fael Elias Beriguete Peña</text:p>
          </table:table-cell>
          <table:table-cell office:value-type="string" calcext:value-type="string">
            <text:p>Asesor Técn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lagros Josefina Minervino Maldonado</text:p>
          </table:table-cell>
          <table:table-cell office:value-type="string" calcext:value-type="string">
            <text:p>Gestor de Redes Soci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fael Elias Beriguete Peña</text:p>
          </table:table-cell>
          <table:table-cell office:value-type="string" calcext:value-type="string">
            <text:p>Asesor Técn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6666.67" calcext:value-type="float">
            <text:p>6666.67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ú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á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í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ú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666.67" calcext:value-type="float">
            <text:p>4666.67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<text:s/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Asesora de Mitigación del Cambio Climát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<text:s/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Soporte Mesa de Ayuda (Help Desk)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Asesora de Mitigación del Cambio Climát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Soporte Mesa de Ayuda (Help Desk)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o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e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o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o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o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lv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o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e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p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p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p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lv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p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p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p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í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Â 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Â 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Â 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í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Â 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Â 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á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I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IGUEZ</text:p>
          </table:table-cell>
          <table:table-cell office:value-type="string" calcext:value-type="string">
            <text:p>SUPERVISOR DE MAYORDOMI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Ó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Ó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33.32" calcext:value-type="float">
            <text:p>1733.32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51333.24" calcext:value-type="float">
            <text:p>51333.24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63253.28" calcext:value-type="float">
            <text:p>63253.28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ANIA JOSEFINA PINEDA PER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LIAN YSABEL MEDINA CUEVAS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SAHEL ALEXANDER CASTILLO RAMIRE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EZEQUIEL PATROCINO ABREU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MELA MERCEDES ABREU TORIBIO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GESTORA DE PROTOCO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ANA DEL ROSARIO</text:p>
          </table:table-cell>
          <table:table-cell office:value-type="string" calcext:value-type="string">
            <text:p>FOTOGRAF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FRANCISCO BENTZ BRITO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ANIA JOSEFINA PINEDA PER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LIAN YSABEL MEDINA CUEVAS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�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�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SAHEL ALEXANDER CASTILLO RAMIRE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EZEQUIEL PATROCINO ABREU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MELA MERCEDES ABREU TORIBIO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TEMPORER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TEMPORER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GESTORA DE PROTOCO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�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ANA DEL ROSARIO</text:p>
          </table:table-cell>
          <table:table-cell office:value-type="string" calcext:value-type="string">
            <text:p>FOTOGRAF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FRANCISCO BENTZ BRITO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ANIA JOSEFINA PINEDA PER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LIAN YSABEL MEDINA CUEVAS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SAHEL ALEXANDER CASTILLO RAMIRE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EZEQUIEL PATROCINO ABREU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MELA MERCEDES ABREU TORIBIO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GESTORA DE PROTOCO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ANA DEL ROSARIO</text:p>
          </table:table-cell>
          <table:table-cell office:value-type="string" calcext:value-type="string">
            <text:p>FOTOGRAF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FRANCISCO BENTZ BRITO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3" calcext:value-type="float">
            <text:p>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22071" meta:object-count="0"/>
    <meta:generator>LibreOffice/7.5.4.2$Windows_X86_64 LibreOffice_project/36ccfdc35048b057fd9854c757a8b67ec53977b6</meta:generator>
  </office:meta>
</office:document-meta>
</file>